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3</text:p>
      <text:p text:style-name="Standard"/>
      <text:p text:style-name="Standard">#include &lt;stdio.h&gt;</text:p>
      <text:p text:style-name="Standard">#define MAX 100</text:p>
      <text:p text:style-name="Standard">#define INF 1000000000 // A large value representing infinity</text:p>
      <text:p text:style-name="Standard">typedef struct {</text:p>
      <text:p text:style-name="Standard">int pid;</text:p>
      <text:p text:style-name="Standard">int arrival_time;</text:p>
      <text:p text:style-name="Standard">int burst_time;</text:p>
      <text:p text:style-name="Standard">int remaining_time;</text:p>
      <text:p text:style-name="Standard">int completion_time;</text:p>
      <text:p text:style-name="Standard">int turnaround_time;</text:p>
      <text:p text:style-name="Standard">int waiting_time;</text:p>
      <text:p text:style-name="Standard">int started;</text:p>
      <text:p text:style-name="Standard">} Process;</text:p>
      <text:p text:style-name="Standard">// Sort processes based on arrival time</text:p>
      <text:p text:style-name="Standard">void sortByArrival(Process p[], int n) {</text:p>
      <text:p text:style-name="Standard">for (int i = 0; i &lt; n - 1; i++) {</text:p>
      <text:p text:style-name="Standard">for (int j = i + 1; j &lt; n; j++) {</text:p>
      <text:p text:style-name="Standard">if (p[i].arrival_time &gt; p[j].arrival_time) {</text:p>
      <text:p text:style-name="Standard">Process temp = p[i];</text:p>
      <text:p text:style-name="Standard">p[i] = p[j];</text:p>
      <text:p text:style-name="Standard">p[j] = temp;</text:p>
      <text:p text:style-name="Standard">}</text:p>
      <text:p text:style-name="Standard">}</text:p>
      <text:p text:style-name="Standard">}</text:p>
      <text:p text:style-name="Standard">}</text:p>
      <text:p text:style-name="Standard">// SJF (Preemptive) Scheduling Algorithm</text:p>
      <text:p text:style-name="Standard">void sjfPreemptive(Process p[], int n) {</text:p>
      <text:p text:style-name="Standard">int completed = 0, current_time = 0;</text:p>
      <text:p text:style-name="Standard">float total_wt = 0, total_tat = 0;</text:p>
      <text:p text:style-name="Standard">// Initializing remaining time and flag</text:p>
      <text:p text:style-name="Standard">for (int i = 0; i &lt; n; i++) {</text:p>
      <text:p text:style-name="Standard">p[i].remaining_time = p[i].burst_time;</text:p>
      <text:p text:style-name="Standard">p[i].started = 0;</text:p>
      <text:p text:style-name="Standard">}</text:p>
      <text:p text:style-name="Standard">printf("\n--- Shortest Job First (Preemptive) Scheduling ---\n");</text:p>
      <text:p text:style-name="Standard">while (completed != n) {</text:p>
      <text:p text:style-name="Standard">int min_burst = INF;</text:p>
      <text:p text:style-name="Standard">int min_index = -1;</text:p>
      <text:p text:style-name="Standard">for (int i = 0; i &lt; n; i++) {</text:p>
      <text:p text:style-name="Standard">if (p[i].arrival_time &lt;= current_time &amp;&amp; p[i].remaining_time &gt; 0) {if (p[i].remaining_time &lt; min_burst) {</text:p>
      <text:p text:style-name="Standard">min_burst = p[i].remaining_time;</text:p>
      <text:p text:style-name="Standard">min_index = i;</text:p>
      <text:p text:style-name="Standard">}</text:p>
      <text:p text:style-name="Standard">// If same burst, choose lower arrival time</text:p>
      <text:p text:style-name="Standard">else if (p[i].remaining_time == min_burst &amp;&amp; p[i].arrival_time &lt;</text:p>
      <text:p text:style-name="Standard">p[min_index].arrival_time) {</text:p>
      <text:p text:style-name="Standard">min_index = i;</text:p>
      <text:p text:style-name="Standard">}</text:p>
      <text:p text:style-name="Standard">}</text:p>
      <text:soft-page-break/>
      <text:p text:style-name="Standard">}</text:p>
      <text:p text:style-name="Standard">if (min_index == -1) {</text:p>
      <text:p text:style-name="Standard">current_time++;</text:p>
      <text:p text:style-name="Standard">continue;</text:p>
      <text:p text:style-name="Standard">}</text:p>
      <text:p text:style-name="Standard">p[min_index].remaining_time--;</text:p>
      <text:p text:style-name="Standard">current_time++;</text:p>
      <text:p text:style-name="Standard">// If finished</text:p>
      <text:p text:style-name="Standard">if (p[min_index].remaining_time == 0) {</text:p>
      <text:p text:style-name="Standard">completed++;</text:p>
      <text:p text:style-name="Standard">p[min_index].completion_time = current_time;</text:p>
      <text:p text:style-name="Standard">p[min_index].turnaround_time = p[min_index].completion_time -</text:p>
      <text:p text:style-name="Standard">p[min_index].arrival_time;</text:p>
      <text:p text:style-name="Standard">p[min_index].waiting_time = p[min_index].turnaround_time - p[min_index].burst_time;</text:p>
      <text:p text:style-name="Standard">total_wt += p[min_index].waiting_time;</text:p>
      <text:p text:style-name="Standard">total_tat += p[min_index].turnaround_time;</text:p>
      <text:p text:style-name="Standard">}</text:p>
      <text:p text:style-name="Standard">}</text:p>
      <text:p text:style-name="Standard">// Display results</text:p>
      <text:p text:style-name="Standard">printf("PID\tArrival\tBurst\tCompletion\tTurnaround\tWaiting\n");</text:p>
      <text:p text:style-name="Standard">for (int i = 0; i &lt; n; i++) {</text:p>
      <text:p text:style-name="Standard">printf("%d\t%d\t%d\t%d\t\t%d\t\t%d\n",</text:p>
      <text:p text:style-name="Standard">p[i].pid, p[i].arrival_time, p[i].burst_time,</text:p>
      <text:p text:style-name="Standard">p[i].completion_time, p[i].turnaround_time, p[i].waiting_time);</text:p>
      <text:p text:style-name="Standard">}</text:p>
      <text:p text:style-name="Standard">printf("Average Turnaround Time = %.2f\n", total_tat / n);</text:p>
      <text:p text:style-name="Standard">printf("Average Waiting Time = %.2f\n", total_wt / n);</text:p>
      <text:p text:style-name="Standard">}</text:p>
      <text:p text:style-name="Standard">// Round Robin Scheduling Algorithm</text:p>
      <text:p text:style-name="Standard">void roundRobin(Process p[], int n, int quantum) {</text:p>
      <text:p text:style-name="Standard">int current_time = 0, completed = 0;</text:p>
      <text:p text:style-name="Standard">int queue[MAX], visited[MAX] = {0};</text:p>
      <text:p text:style-name="Standard">int front = 0, rear = 0;</text:p>
      <text:p text:style-name="Standard">float total_wt = 0, total_tat = 0;</text:p>
      <text:p text:style-name="Standard">for (int i = 0; i &lt; n; i++) {</text:p>
      <text:p text:style-name="Standard">p[i].remaining_time = p[i].burst_time;}</text:p>
      <text:p text:style-name="Standard">printf("\n--- Round Robin Scheduling (Time Quantum = %d) ---\n", quantum);</text:p>
      <text:p text:style-name="Standard">sortByArrival(p, n);</text:p>
      <text:p text:style-name="Standard">// Enqueue all processes that have already arrived</text:p>
      <text:p text:style-name="Standard">for (int i = 0; i &lt; n; i++) {</text:p>
      <text:p text:style-name="Standard">if (p[i].arrival_time &lt;= current_time &amp;&amp; !visited[i]) {</text:p>
      <text:p text:style-name="Standard">queue[rear++] = i;</text:p>
      <text:p text:style-name="Standard">visited[i] = 1;</text:p>
      <text:p text:style-name="Standard">}</text:p>
      <text:p text:style-name="Standard">}</text:p>
      <text:p text:style-name="Standard">if (rear == 0) {</text:p>
      <text:p text:style-name="Standard">current_time = p[0].arrival_time;</text:p>
      <text:p text:style-name="Standard">queue[rear++] = 0;</text:p>
      <text:p text:style-name="Standard">visited[0] = 1;</text:p>
      <text:p text:style-name="Standard">}</text:p>
      <text:p text:style-name="Standard">while (completed != n) {</text:p>
      <text:p text:style-name="Standard">if (front == rear) {</text:p>
      <text:soft-page-break/>
      <text:p text:style-name="Standard">// Queue is empty; bring in next process</text:p>
      <text:p text:style-name="Standard">for (int i = 0; i &lt; n; i++) {</text:p>
      <text:p text:style-name="Standard">if (!visited[i]) {</text:p>
      <text:p text:style-name="Standard">current_time = p[i].arrival_time;</text:p>
      <text:p text:style-name="Standard">queue[rear++] = i;</text:p>
      <text:p text:style-name="Standard">visited[i] = 1;</text:p>
      <text:p text:style-name="Standard">break;</text:p>
      <text:p text:style-name="Standard">}</text:p>
      <text:p text:style-name="Standard">}</text:p>
      <text:p text:style-name="Standard">}</text:p>
      <text:p text:style-name="Standard">int idx = queue[front++];</text:p>
      <text:p text:style-name="Standard">if (p[idx].arrival_time &gt; current_time)</text:p>
      <text:p text:style-name="Standard">current_time = p[idx].arrival_time;</text:p>
      <text:p text:style-name="Standard">int exec_time = (p[idx].remaining_time &lt; quantum) ? p[idx].remaining_time : quantum;</text:p>
      <text:p text:style-name="Standard">p[idx].remaining_time -= exec_time;</text:p>
      <text:p text:style-name="Standard">current_time += exec_time;</text:p>
      <text:p text:style-name="Standard">// Enqueue new arrivals</text:p>
      <text:p text:style-name="Standard">for (int i = 0; i &lt; n; i++) {</text:p>
      <text:p text:style-name="Standard">if (!visited[i] &amp;&amp; p[i].arrival_time &lt;= current_time) {</text:p>
      <text:p text:style-name="Standard">queue[rear++] = i;</text:p>
      <text:p text:style-name="Standard">visited[i] = 1;</text:p>
      <text:p text:style-name="Standard">}</text:p>
      <text:p text:style-name="Standard">}</text:p>
      <text:p text:style-name="Standard">// Completion</text:p>
      <text:p text:style-name="Standard">if (p[idx].remaining_time == 0) {</text:p>
      <text:p text:style-name="Standard">completed++;</text:p>
      <text:p text:style-name="Standard">p[idx].completion_time = current_time;</text:p>
      <text:p text:style-name="Standard">p[idx].turnaround_time = p[idx].completion_time - p[idx].arrival_time;</text:p>
      <text:p text:style-name="Standard">p[idx].waiting_time = p[idx].turnaround_time - p[idx].burst_time;total_wt += p[idx].waiting_time;</text:p>
      <text:p text:style-name="Standard">total_tat += p[idx].turnaround_time;</text:p>
      <text:p text:style-name="Standard">} else {</text:p>
      <text:p text:style-name="Standard">queue[rear++] = idx; // Add back in queue</text:p>
      <text:p text:style-name="Standard">}</text:p>
      <text:p text:style-name="Standard">}</text:p>
      <text:p text:style-name="Standard">printf("PID\tArrival\tBurst\tCompletion\tTurnaround\tWaiting\n");</text:p>
      <text:p text:style-name="Standard">for (int i = 0; i &lt; n; i++) {</text:p>
      <text:p text:style-name="Standard">printf("%d\t%d\t%d\t%d\t\t%d\t\t%d\n",</text:p>
      <text:p text:style-name="Standard">p[i].pid, p[i].arrival_time, p[i].burst_time,</text:p>
      <text:p text:style-name="Standard">p[i].completion_time, p[i].turnaround_time, p[i].waiting_time);</text:p>
      <text:p text:style-name="Standard">}</text:p>
      <text:p text:style-name="Standard">printf("Average Turnaround Time = %.2f\n", total_tat / n);</text:p>
      <text:p text:style-name="Standard">printf("Average Waiting Time = %.2f\n", total_wt / n);</text:p>
      <text:p text:style-name="Standard">}</text:p>
      <text:p text:style-name="Standard">int main() {</text:p>
      <text:p text:style-name="Standard">int n, choice, quantum;</text:p>
      <text:p text:style-name="Standard">printf("Enter number of processes: ");</text:p>
      <text:p text:style-name="Standard">scanf("%d", &amp;n);</text:p>
      <text:p text:style-name="Standard">Process p[MAX];</text:p>
      <text:p text:style-name="Standard">// Input for each process</text:p>
      <text:p text:style-name="Standard">for (int i = 0; i &lt; n; i++) {</text:p>
      <text:p text:style-name="Standard">p[i].pid = i + 1;</text:p>
      <text:p text:style-name="Standard">printf("Enter arrival time of process %d: ", p[i].pid);</text:p>
      <text:soft-page-break/>
      <text:p text:style-name="Standard">scanf("%d", &amp;p[i].arrival_time);</text:p>
      <text:p text:style-name="Standard">printf("Enter burst time of process %d: ", p[i].pid);</text:p>
      <text:p text:style-name="Standard">scanf("%d", &amp;p[i].burst_time);</text:p>
      <text:p text:style-name="Standard">}</text:p>
      <text:p text:style-name="Standard">printf("\nChoose Scheduling Algorithm:\n");</text:p>
      <text:p text:style-name="Standard">printf("1. Shortest Job First (Preemptive)\n");</text:p>
      <text:p text:style-name="Standard">printf("2. Round Robin\n");</text:p>
      <text:p text:style-name="Standard">printf("Enter choice: ");</text:p>
      <text:p text:style-name="Standard">scanf("%d", &amp;choice);</text:p>
      <text:p text:style-name="Standard">switch (choice) {</text:p>
      <text:p text:style-name="Standard">case 1:</text:p>
      <text:p text:style-name="Standard">sjfPreemptive(p, n);</text:p>
      <text:p text:style-name="Standard">break;</text:p>
      <text:p text:style-name="Standard">case 2:</text:p>
      <text:p text:style-name="Standard">printf("Enter time quantum: ");</text:p>
      <text:p text:style-name="Standard">scanf("%d", &amp;quantum);</text:p>
      <text:p text:style-name="Standard">roundRobin(p, n, quantum);</text:p>
      <text:p text:style-name="Standard">break;</text:p>
      <text:p text:style-name="Standard">default:</text:p>
      <text:p text:style-name="Standard">printf("Invalid choice\n");</text:p>
      <text:p text:style-name="Standard">}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mplement the c program for CPU scheduling algorithm . shortest job first preemptive and rrobin with a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ash Mhaske</dc:creator>
    <meta:creation-date>2025-11-08T11:04:00Z</meta:creation-date>
    <dc:date>2025-11-10T14:24:00Z</dc:date>
    <meta:template xlink:href="Normal" xlink:type="simple"/>
    <meta:editing-cycles>2</meta:editing-cycles>
    <meta:editing-duration>PT120S</meta:editing-duration>
    <meta:document-statistic meta:page-count="4" meta:paragraph-count="9" meta:word-count="741" meta:character-count="4959" meta:row-count="35" meta:non-whitespace-character-count="4227"/>
  </office:meta>
</office:document-meta>
</file>